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fc1" officeooo:paragraph-rsid="000d3733"/>
    </style:style>
    <style:style style:name="P2" style:family="paragraph" style:parent-style-name="Standard">
      <style:text-properties officeooo:rsid="000d3733" officeooo:paragraph-rsid="000d3733"/>
    </style:style>
    <style:style style:name="P3" style:family="paragraph" style:parent-style-name="Standard">
      <style:text-properties officeooo:rsid="000deba0" officeooo:paragraph-rsid="000deba0"/>
    </style:style>
    <style:style style:name="P4" style:family="paragraph" style:parent-style-name="Standard">
      <style:text-properties officeooo:rsid="000fe0bb" officeooo:paragraph-rsid="000fe0bb"/>
    </style:style>
    <style:style style:name="P5" style:family="paragraph" style:parent-style-name="Standard">
      <style:text-properties officeooo:rsid="001161cb" officeooo:paragraph-rsid="001161cb"/>
    </style:style>
    <style:style style:name="P6" style:family="paragraph" style:parent-style-name="Standard">
      <style:text-properties officeooo:rsid="000fe0bb" officeooo:paragraph-rsid="000fe0bb"/>
    </style:style>
    <style:style style:name="P7" style:family="paragraph" style:parent-style-name="Standard">
      <style:text-properties officeooo:rsid="0011eb7a" officeooo:paragraph-rsid="0011eb7a"/>
    </style:style>
    <style:style style:name="T1" style:family="text">
      <style:text-properties officeooo:rsid="000fe0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 Patrizi</text:p>
      <text:p text:style-name="P1">EECS 338 </text:p>
      <text:p text:style-name="P1">HW <text:span text:style-name="T1">7</text:span></text:p>
      <text:p text:style-name="P1"/>
      <text:p text:style-name="P4">jim@jim-MacBookPro:~/Documents/OS/jdp99_HW7$ ./q1</text:p>
      <text:p text:style-name="P4">consumer wait</text:p>
      <text:p text:style-name="P4">consumer done waiting</text:p>
      <text:p text:style-name="P4">buffer = 10</text:p>
      <text:p text:style-name="P4">buffer = 20</text:p>
      <text:p text:style-name="P4">consumer wait</text:p>
      <text:p text:style-name="P4">consumer done waiting</text:p>
      <text:p text:style-name="P4">buffer = 30</text:p>
      <text:p text:style-name="P4">consumer wait</text:p>
      <text:p text:style-name="P4">consumer done waiting</text:p>
      <text:p text:style-name="P4">buffer = 40</text:p>
      <text:p text:style-name="P4">consumer wait</text:p>
      <text:p text:style-name="P4">consumer done waiting</text:p>
      <text:p text:style-name="P4">buffer = 50</text:p>
      <text:p text:style-name="P4">consumer wait</text:p>
      <text:p text:style-name="P4">consumer done waiting</text:p>
      <text:p text:style-name="P4">buffer = 60</text:p>
      <text:p text:style-name="P4">consumer wait</text:p>
      <text:p text:style-name="P4">consumer done waiting</text:p>
      <text:p text:style-name="P4">buffer = 70</text:p>
      <text:p text:style-name="P4">consumer wait</text:p>
      <text:p text:style-name="P4">consumer done waiting</text:p>
      <text:p text:style-name="P4">buffer = 80</text:p>
      <text:p text:style-name="P4">consumer wait</text:p>
      <text:p text:style-name="P4">consumer done waiting</text:p>
      <text:p text:style-name="P4">buffer = 90</text:p>
      <text:p text:style-name="P4">consumer wait</text:p>
      <text:p text:style-name="P4">consumer done waiting</text:p>
      <text:p text:style-name="P4">buffer = 100</text:p>
      <text:p text:style-name="P4"><text:a xlink:type="simple" xlink:href="mailto:jim@jim-MacBookPro" text:style-name="Internet_20_link" text:visited-style-name="Visited_20_Internet_20_Link">jim@jim-MacBookPro</text:a>:~/Documents/OS/jdp99_HW7$</text:p>
      <text:p text:style-name="P4"/>
      <text:p text:style-name="P7">this output directly resulted from using sleep(0.5) in my producer. If I removed the sleep(0.5), my output was not what I expected, the cwait printf statements where not getting printed so I kept the sleep in. Without sleep, this following was my output:</text:p>
      <text:p text:style-name="P7">jim@jim-MacBookPro:~/Documents/OS/jdp99_HW7$ ./q1</text:p>
      <text:p text:style-name="P7">buffer = 10</text:p>
      <text:p text:style-name="P7">buffer = 70</text:p>
      <text:p text:style-name="P7">buffer = 80</text:p>
      <text:p text:style-name="P7">buffer = 90</text:p>
      <text:p text:style-name="P7">buffer = 100</text:p>
      <text:p text:style-name="P7">buffer = 60</text:p>
      <text:p text:style-name="P7">buffer = 70</text:p>
      <text:p text:style-name="P7">buffer = 80</text:p>
      <text:p text:style-name="P7">buffer = 90</text:p>
      <text:p text:style-name="P7">buffer = 100</text:p>
      <text:p text:style-name="P7"><text:soft-page-break/>jim@jim-MacBookPro:~/Documents/OS/jdp99_HW7$ </text:p>
      <text:p text:style-name="P7"/>
      <text:p text:style-name="P7">and you can see not all values were read, some were skipped and overlapped.</text:p>
      <text:p text:style-name="P2"/>
      <text:p text:style-name="P3">Question 2 Output: Readers/Writers solution Output</text:p>
      <text:p text:style-name="P3"/>
      <text:p text:style-name="P5">jim@jim-MacBookPro:~/Documents/OS/jdp99_HW7$ ./q2</text:p>
      <text:p text:style-name="P5">My thread ID is 140195043874560 &amp; buffer: Hello.</text:p>
      <text:p text:style-name="P5">My thread ID is 140195035481856 &amp; buffer: Hello.</text:p>
      <text:p text:style-name="P5">My thread ID is 140195043874560 &amp; buffer: World.</text:p>
      <text:p text:style-name="P5">My thread ID is 140195035481856 &amp; buffer: World.</text:p>
      <text:p text:style-name="P5">My thread ID is 140195035481856 &amp; buffer: From.</text:p>
      <text:p text:style-name="P5">My thread ID is 140195043874560 &amp; buffer: From.</text:p>
      <text:p text:style-name="P5">My thread ID is 140195035481856 &amp; buffer: Reader.</text:p>
      <text:p text:style-name="P5">My thread ID is 140195043874560 &amp; buffer: Reader.</text:p>
      <text:p text:style-name="P5">jim@jim-MacBookPro:~/Documents/OS/jdp99_HW7$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35:35.817540052</meta:creation-date>
    <meta:generator>LibreOffice/5.1.6.2$Linux_X86_64 LibreOffice_project/10m0$Build-2</meta:generator>
    <dc:date>2017-11-08T16:22:16.589446971</dc:date>
    <meta:editing-duration>PT42M49S</meta:editing-duration>
    <meta:editing-cycles>5</meta:editing-cycles>
    <meta:document-statistic meta:table-count="0" meta:image-count="0" meta:object-count="0" meta:page-count="2" meta:paragraph-count="58" meta:word-count="247" meta:character-count="1597" meta:non-whitespace-character-count="1405"/>
  </office:meta>
</office:document-meta>
</file>